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1">
      <style:graphic-properties draw:fill-color="#ffffff" draw:auto-grow-height="false" draw:fit-to-size="false" style:shrink-to-fi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4pt"/>
    </style:style>
    <style:style style:name="P6" style:family="paragraph">
      <style:paragraph-properties style:writing-mode="lr-tb"/>
      <style:text-properties fo:font-size="26pt" style:font-size-asian="32pt" style:font-size-complex="32pt"/>
    </style:style>
    <style:style style:name="T1" style:family="text">
      <style:text-properties fo:font-size="18pt" style:font-size-asian="32pt" style:font-size-complex="32pt"/>
    </style:style>
    <style:style style:name="T2" style:family="text">
      <style:text-properties fo:font-size="24pt"/>
    </style:style>
    <style:style style:name="T3" style:family="text">
      <style:text-properties fo:font-size="2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1.816cm" presentation:class="title" presentation:user-transformed="true">
          <draw:text-box>
            <text:p>Proiect SD grupa 134</text:p>
          </draw:text-box>
        </draw:frame>
        <draw:frame presentation:style-name="pr2" draw:text-style-name="P3" draw:layer="layout" svg:width="25.199cm" svg:height="9.134cm" svg:x="1.471cm" svg:y="4.465cm" presentation:class="subtitle" presentation:user-transformed="true">
          <draw:text-box>
            <text:p text:style-name="P2"><text:span text:style-name="T1"/></text:p>
            <text:p text:style-name="P2"><text:span text:style-name="T1">Profesor:</text:span></text:p>
            <text:p text:style-name="P2"><text:span text:style-name="T1">Dumitran Adrian Mariu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Student:</text:span><text:span text:style-name="T1"><text:line-break/></text:span><text:span text:style-name="T1">Lem-Rău Dumitru Alexandr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Compararea timpilor pentru 10^n numere descrescătoare </text:span></text:p>
          </draw:text-box>
        </draw:frame>
        <draw:frame draw:style-name="gr2" draw:layer="layout" svg:width="25.199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bservații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impul a fost măsurat in ms si transformat in secunde.</text:span></text:p>
              </text:list-item>
              <text:list-item>
                <text:p><text:span text:style-name="T3">Până în 10^4 toți algoritmii sortează extrem de rapid, dar de la 10^5 bubble sort si shell sort au scăzut în eficiență cosiderabil, bubble fiind cel mai slab algoritm.</text:span></text:p>
              </text:list-item>
              <text:list-item>
                <text:p><text:span text:style-name="T3">Counting sort a început să încetinească de la 10^5 numere, dar nu cu mul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Compararea timpilor pentru 10^n numere aranjate aleator</text:span></text:p>
          </draw:text-box>
        </draw:frame>
        <draw:frame draw:style-name="gr2" draw:layer="layout" svg:width="25.199cm" svg:height="9.134cm" svg:x="1.401cm" svg:y="3.6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bservații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Din nou bubble sort și shell sort s-au comportat cel mai rău odata ce au dat de 10^5 numere.</text:span></text:p>
              </text:list-item>
              <text:list-item>
                <text:p><text:span text:style-name="T3">Bubble sort a fost mai eficient la numerele aranjate aleator decat la cele sortate descrescator.</text:span></text:p>
              </text:list-item>
              <text:list-item>
                <text:p><text:span text:style-name="T3">Sortarea nativa C++ s-a descurcat mai prost la numere aranjate aleator decat la cele sortate descrescator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14T23:55:52.037000000</dc:date>
    <meta:editing-duration>PT42M48S</meta:editing-duration>
    <meta:editing-cycles>5</meta:editing-cycles>
    <meta:generator>LibreOffice/7.2.4.1$Windows_X86_64 LibreOffice_project/27d75539669ac387bb498e35313b970b7fe9c4f9</meta:generator>
    <meta:document-statistic meta:object-count="4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884cm" svg:y="3.023cm" style:legend-expansion="high" chart:style-name="ch2"/>
        <chart:plot-area chart:style-name="ch3" chart:data-source-has-labels="both" svg:x="0.504cm" svg:y="0.182cm" svg:width="21.876cm" svg:height="8.771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chart:coordinate-region svg:x="1.246cm" svg:y="0.182cm" svg:width="21.013cm" svg:height="8.12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axis chart:dimension="z" chart:name="primary-z" chart:style-name="ch8"/>
          <chart:series chart:attached-axis="primary-y" chart:style-name="ch9" chart:values-cell-range-address="local-table.$B$2:.$B$5" chart:label-cell-address="local-table.$B$1" chart:class="chart:bar">
            <chart:data-point chart:repeated="4"/>
          </chart:series>
          <chart:series chart:attached-axis="secondary-y" chart:style-name="ch10" chart:values-cell-range-address="local-table.$C$2:.$C$5" chart:label-cell-address="local-table.$C$1" chart:class="chart:bar">
            <chart:data-point chart:repeated="4"/>
          </chart:series>
          <chart:series chart:attached-axis="primary-y" chart:style-name="ch11" chart:values-cell-range-address="local-table.$D$2:.$D$5" chart:label-cell-address="local-table.$D$1" chart:class="chart:bar">
            <chart:data-point chart:repeated="4"/>
          </chart:series>
          <chart:series chart:attached-axis="primary-y" chart:style-name="ch11" chart:values-cell-range-address="local-table.$E$2:.$E$5" chart:label-cell-address="local-table.$E$1" chart:class="chart:bar">
            <chart:data-point chart:repeated="4"/>
          </chart:series>
          <chart:series chart:attached-axis="primary-y" chart:style-name="ch11" chart:values-cell-range-address="local-table.$F$2:.$F$5" chart:label-cell-address="local-table.$F$1" chart:class="chart:bar">
            <chart:data-point chart:repeated="4"/>
          </chart:series>
          <chart:series chart:attached-axis="primary-y" chart:style-name="ch12" chart:values-cell-range-address="local-table.$G$2:.$G$5" chart:label-cell-address="local-table.$G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ing</text:p>
              </table:table-cell>
              <table:table-cell office:value-type="string">
                <text:p>Bubble</text:p>
              </table:table-cell>
              <table:table-cell office:value-type="string">
                <text:p>Merge</text:p>
              </table:table-cell>
              <table:table-cell office:value-type="string">
                <text:p>Radix</text:p>
              </table:table-cell>
              <table:table-cell office:value-type="string">
                <text:p>Shell</text:p>
              </table:table-cell>
              <table:table-cell office:value-type="string">
                <text:p>Nativ C++</text:p>
              </table:table-cell>
            </table:table-row>
          </table:table-header-rows>
          <table:table-rows>
            <table:table-row>
              <table:table-cell office:value-type="string">
                <text:p>10^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0">
                <text:p>0</text:p>
              </table:table-cell>
              <table:table-cell office:value-type="float" office:value="0.241">
                <text:p>0.241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5588">
                <text:p>0.0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1">
                <text:p>1</text:p>
              </table:table-cell>
              <table:table-cell office:value-type="float" office:value="23.84">
                <text:p>23.84</text:p>
              </table:table-cell>
              <table:table-cell office:value-type="float" office:value="0.0015">
                <text:p>0.0015</text:p>
              </table:table-cell>
              <table:table-cell office:value-type="float" office:value="0.008">
                <text:p>0.008</text:p>
              </table:table-cell>
              <table:table-cell office:value-type="float" office:value="5.469">
                <text:p>5.469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884cm" svg:y="3.023cm" style:legend-expansion="high" chart:style-name="ch2"/>
        <chart:plot-area chart:style-name="ch3" chart:data-source-has-labels="both" svg:x="0.504cm" svg:y="0.182cm" svg:width="21.876cm" svg:height="8.771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chart:coordinate-region svg:x="1.246cm" svg:y="0.182cm" svg:width="21.013cm" svg:height="8.12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series chart:style-name="ch12" chart:values-cell-range-address="local-table.$F$2:.$F$5" chart:label-cell-address="local-table.$F$1" chart:class="chart:bar">
            <chart:data-point chart:repeated="4"/>
          </chart:series>
          <chart:series chart:style-name="ch13" chart:values-cell-range-address="local-table.$G$2:.$G$5" chart:label-cell-address="local-table.$G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ing</text:p>
              </table:table-cell>
              <table:table-cell office:value-type="string">
                <text:p>Bubble</text:p>
              </table:table-cell>
              <table:table-cell office:value-type="string">
                <text:p>Merge</text:p>
              </table:table-cell>
              <table:table-cell office:value-type="string">
                <text:p>Radix</text:p>
              </table:table-cell>
              <table:table-cell office:value-type="string">
                <text:p>Shell</text:p>
              </table:table-cell>
              <table:table-cell office:value-type="string">
                <text:p>Nativ C++</text:p>
              </table:table-cell>
            </table:table-row>
          </table:table-header-rows>
          <table:table-rows>
            <table:table-row>
              <table:table-cell office:value-type="string">
                <text:p>10^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0">
                <text:p>0</text:p>
              </table:table-cell>
              <table:table-cell office:value-type="float" office:value="0.282">
                <text:p>0.282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56">
                <text:p>0.05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0.001">
                <text:p>0.001</text:p>
              </table:table-cell>
              <table:table-cell office:value-type="float" office:value="31.61">
                <text:p>31.61</text:p>
              </table:table-cell>
              <table:table-cell office:value-type="float" office:value="0.0248">
                <text:p>0.0248</text:p>
              </table:table-cell>
              <table:table-cell office:value-type="float" office:value="0.007">
                <text:p>0.007</text:p>
              </table:table-cell>
              <table:table-cell office:value-type="float" office:value="5.156">
                <text:p>5.156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